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fo:line-height="160%" fo:orphans="2" fo:widows="2" fo:text-indent="0cm" style:auto-text-indent="false"/>
      <style:text-properties fo:font-variant="normal" fo:text-transform="none" fo:color="#5e7082" style:font-name="Helvetica Neue" fo:font-size="12.75pt" fo:letter-spacing="normal" fo:font-style="normal" fo:font-weight="normal"/>
    </style:style>
    <style:style style:name="P2" style:family="paragraph" style:parent-style-name="Standard">
      <style:paragraph-properties fo:margin-left="0cm" fo:margin-right="0cm" fo:margin-top="0.529cm" fo:margin-bottom="0.212cm" fo:orphans="2" fo:widows="2" fo:text-indent="0cm" style:auto-text-indent="false"/>
      <style:text-properties fo:font-variant="normal" fo:text-transform="none" fo:color="#506273" style:font-name="Helvetica Neue" fo:font-size="30pt" fo:letter-spacing="normal" fo:font-style="normal" fo:font-weight="normal"/>
    </style:style>
    <style:style style:name="P3" style:family="paragraph" style:parent-style-name="Heading_20_2">
      <style:paragraph-properties fo:margin-left="0cm" fo:margin-right="0cm" fo:margin-top="0.529cm" fo:margin-bottom="0.265cm" fo:line-height="110%" fo:orphans="2" fo:widows="2" fo:text-indent="0cm" style:auto-text-indent="false"/>
      <style:text-properties fo:font-variant="normal" fo:text-transform="none" fo:color="#506273" style:font-name="Helvetica Neue" fo:font-size="18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ditionner ou soustraire des heures</text:p>
      <text:p text:style-name="P1">Si l’addition et la soustraction de simples nombres sont faciles, le principe n’est pas le même pour le calcul des horaires. Certes, 1 min + 2 min fait 3 min, mais comment avoir le résultat de 1 h 5 min 56 s + 2 h 56 min 40 s en sachant qu’en secondes et en minutes, vous ne pouvez pas aller au-delà de 60. Pour vous aider à faire le calcul de ces nombres sexagésimaux, notamment pour additionner plusieurs heures ou pour faire une soustraction de deux heures, vous pouvez utiliser cette calculatrice heure.</text:p>
      <text:h text:style-name="P3" text:outline-level="2">Le principe de fonctionnement de cette calculatrice</text:h>
      <text:p text:style-name="P1">Cette calculatrice heure vous permet d’additionner des heures et de soustraire des heures. Le programme considère le fait que dans une heure, il y a 60 minutes et que dans une minute, il y a 60 secondes. En résultat, vous n’aurez pas des nombres sexagésimaux anormaux comme 1 heure 79 minutes et 120 secondes. Pour faire l’addition ou la soustraction de deux valeurs, il faut insérer les nombres dans les champs indiqués. Vous aurez une case pour les heures, une autre pour les minutes et une autre pour les secondes. Lorsque les deux valeurs sont insérées, vous devez cliquer sur le bouton correspondant à l’action que vous voulez effectuer. Parmi les boutons, il y a celui pour l’addition et celui pour la soustraction. Sur le côté, vous avez le champ résultant : c’est là que vous aurez la somme ou la différence de deux sexagésimaux. Le bouton « Reset » vous permet de remettre la calculatrice heure à 0. Si vous devez additionner plusieurs heures, vous devez y aller petit à petit en calculant la somme de deux heures et en ajoutant à ce résultat la troisième valeur. Cette calculatrice pourra conserver quelques-uns de vos calculs que vous pourrez retrouver dans le champ « historique ».</text:p>
      <text:h text:style-name="P3" text:outline-level="2"><text:soft-page-break/>La méthode en mathématique pour additionner des heures</text:h>
      <text:p text:style-name="P1">On ne peut pas toujours avoir accès à cette calculatrice heure et il est tout de même préférable de comprendre comment faire une addition de deux heures. Pour une compréhension optimale, nous allons directement prendre deux valeurs : 8 h et 48 min et 2 h 20 min. Pour avoir la somme, il faut commencer par additionner séparément les heures et les minutes. Vous pouvez même faire deux colonnes pour faciliter l’opération. Vous aurez donc en résultat 10 heures et 68 minutes. Notez qu’une heure comprend 60 minutes et pas plus. Ici en résultat, nous avons 68 minutes, ce qui n’est pas normal. Il faut alors soustraire 60 minutes au résultat en minutes et additionner une heure au résultat en heure. Nous aurons donc en résultat final de cette addition 11heures et 8 minutes. Si le résultat en minutes est toujours supérieur à 60, il faudra encore en soustraire 60 minutes et ajouter 1 heure dans le résultat en heure.</text:p>
      <text:p text:style-name="P1">Si vous avez devant vous deux horaires plus précis avec des valeurs en heure, en minute et en seconde, l’opération pour additionner des heures ne sera pas si différente. Prenons un exemple : 4 h 55 min 42 s + 5 min 27 s. Il faut additionner les valeurs séparément pour avoir 4 h 60 min et 69 s. Notez bien qu’une minute comprend 60 secondes et une heure 60 minutes. Il faut enlever 60 secondes au résultat en secondes et rajouter 1 min au résultat en minute. Nous aurons alors 4 h 61 min et 9 s. Il faut poursuivre l’opération en enlevant 60 minutes au résultat en minutes et rajouter une heure au résultat en heure. Nous aurons au résultat final 5 h 1 min 9 s.</text:p>
      <text:p text:style-name="P1">Pour additionner plusieurs heures, vous pouvez regrouper les valeurs deux par deux en faisant la somme de deux valeurs. Si vous vous sentez à la hauteur pour additionner plusieurs heures en même temps, vous pouvez directement mettre tous les chiffres dans les colonnes et équilibrer les chiffres pour avoir une valeur normale en nombres sexagésimaux.</text:p>
      <text:h text:style-name="P3" text:outline-level="2"><text:soft-page-break/>La méthode en mathématique pour soustraire des heures</text:h>
      <text:p text:style-name="P1">Le principe pour soustraire des heures n’est pas identique que pour additionner des heures. La soustraction est un peu plus complexe et pour vous mettre directement dans la situation, nous allons commencer par deux valeurs plus simples : 10 h 25 min et 8 h 5 min. Comme pour l’addition, il faut faire l’opération pour soustraire des heures dans deux colonnes différentes : une pour les heures et une pour les minutes. Vous aurez en résultat 2 h et 20 min.</text:p>
      <text:p text:style-name="P1">Cette première opération paraît simple, mais pour la deuxième, nous allons faire la soustraction de 18 h 12 min et 15 h 40 min. Lorsque vous mettez les valeurs dans les colonnes, vous allez constater qu’il ne sera pas possible de soustraire 12 minutes à 40 minutes. En nombres sexagésimaux, on n’a pas de valeurs négatives. Pour que cette opération soit possible, il faut soustraire 1 h à la valeur en heures et rajouter 60 minutes à la valeur en minutes au nombre 18 h 12 min On aura donc pour le premier nombre 17 h 72 min. L’opération devient alors possible et on peut soustraire 15 h 40 min à 17 h 72 min. On obtiendra au résultat 2 h 32 m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 Bettker</meta:initial-creator>
    <meta:creation-date>2021-06-04T14:07:15</meta:creation-date>
    <meta:document-statistic meta:table-count="0" meta:image-count="0" meta:object-count="0" meta:page-count="3" meta:paragraph-count="11" meta:word-count="876" meta:character-count="4921"/>
    <dc:date>2021-06-04T14:47:00.40</dc:date>
    <dc:creator>Yann Bettker</dc:creator>
    <meta:editing-duration>PT24M34S</meta:editing-duration>
    <meta:editing-cycles>1</meta:editing-cycles>
    <meta:generator>OpenOffice/4.1.6$Win32 OpenOffice.org_project/416m1$Build-9790</meta:generator>
  </office:meta>
</office:document-meta>
</file>